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ac84" officeooo:paragraph-rsid="0000ac84"/>
    </style:style>
    <style:style style:name="P2" style:family="paragraph" style:parent-style-name="Standard">
      <style:paragraph-properties fo:text-align="justify" style:justify-single-word="false"/>
      <style:text-properties officeooo:rsid="0000ac84" officeooo:paragraph-rsid="0000ac84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0ac84" officeooo:paragraph-rsid="0000ac8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0ac84" officeooo:paragraph-rsid="0000ac84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0ac84" officeooo:paragraph-rsid="0000ac84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Технологии системного программирования</text:p>
      <text:p text:style-name="P4">Задание 2</text:p>
      <text:p text:style-name="P1"/>
      <text:p text:style-name="P5">Создание службы мониторинга системных ресурсов</text:p>
      <text:p text:style-name="P1"/>
      <text:p text:style-name="P2"><text:span text:style-name="T1">Описание</text:span>: разработка демона Linux, который собирает информацию о системных ресурсах (использование CPU, память, диск, сеть) и сохраняет данные в лог-файл или базу данных для последующего анализа.</text:p>
      <text:p text:style-name="P2"/>
      <text:p text:style-name="P2"><text:span text:style-name="T1">Цели</text:span>: изучение разработки демонов Linux, работа с системным API.</text:p>
      <text:p text:style-name="P2"/>
      <text:p text:style-name="P3">Реализуемые задачи:</text:p>
      <text:p text:style-name="P2">• Разработать демон Linux, который автоматически запускается при старте системы.</text:p>
      <text:p text:style-name="P2">• Реализовать сбор данных об использовании процессора, памяти, дискового пространства и сети.</text:p>
      <text:p text:style-name="P2">• Добавить возможность записи данных в лог-файл или базу данных с заданной периодичностью.</text:p>
      <text:p text:style-name="P2">• Реализовать функционал оповещения (например, через email) при превышении заданных пороговых значений использования ресурсов.</text:p>
      <text:p text:style-name="P2">• Обеспечить возможность конфигурирования службы через файл настроек или интерфейс администратора.</text:p>
      <text:p text:style-name="P2">• Реализовать систему уведомлений в реальном времени о состоянии службы (начало работы, ошибки и т.д.).</text:p>
      <text:p text:style-name="P2">• Добавить возможность остановки и перезапуска службы.</text:p>
      <text:p text:style-name="P2">• Реализовать защиту службы от несанкционированного доступа и изменения настроек.</text:p>
      <text:p text:style-name="P2">• Создать интерфейс для просмотра и анализа собранных данных.</text:p>
      <text:p text:style-name="P2"/>
      <text:p text:style-name="P2"><text:span text:style-name="T1">Реализация: </text:span><text:span text:style-name="T2">файл settings.json содержит все параметры демона, файл stat.service необходимо скопировать в директорию /lib/systemd/system/. Запуск/остановка: systemctl start stat / systemctl stop stat</text:span></text:p>
      <text:p text:style-name="P2"/>
      <text:p text:style-name="P3">Исходный код представлен в репозитории:</text:p>
      <text:p text:style-name="P2">https://github.com/nothingIIersonal/tspo/tree/teh_sis_pr/pr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01:07:55.978159855</meta:creation-date>
    <dc:date>2024-11-07T01:12:08.002040684</dc:date>
    <meta:editing-duration>PT4M12S</meta:editing-duration>
    <meta:editing-cycles>1</meta:editing-cycles>
    <meta:document-statistic meta:table-count="0" meta:image-count="0" meta:object-count="0" meta:page-count="1" meta:paragraph-count="18" meta:word-count="176" meta:character-count="1454" meta:non-whitespace-character-count="1296"/>
    <meta:generator>LibreOffice/24.2.6.2$Linux_X86_64 LibreOffice_project/420$Build-2</meta:generator>
  </office:meta>
</office:document-meta>
</file>